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3.09687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8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2.60984in" svg:y="9.84173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3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9-19T00:00:00" table:style-name="ce8">
            <text:p>19/09/12</text:p>
          </table:table-cell>
          <table:table-cell office:value-type="date" office:date-value="2012-09-20T00:00:00" table:style-name="ce8">
            <text:p>20/09/12</text:p>
          </table:table-cell>
          <table:table-cell office:value-type="date" office:date-value="2012-09-21T00:00:00" table:style-name="ce8">
            <text:p>21/09/12</text:p>
          </table:table-cell>
          <table:table-cell office:value-type="date" office:date-value="2012-09-22T00:00:00" table:style-name="ce8">
            <text:p>22/09/12</text:p>
          </table:table-cell>
          <table:table-cell office:value-type="date" office:date-value="2012-09-30T00:00:00" table:style-name="ce8">
            <text:p>30/09/12</text:p>
          </table:table-cell>
          <table:table-cell office:value-type="date" office:date-value="2012-10-01T00:00:00" table:style-name="ce8">
            <text:p>01/10/12</text:p>
          </table:table-cell>
          <table:table-cell office:value-type="date" office:date-value="2012-10-02T00:00:00" table:style-name="ce8">
            <text:p>02/10/12</text:p>
          </table:table-cell>
          <table:table-cell office:value-type="date" office:date-value="2012-10-03T00:00:00" table:style-name="ce8">
            <text:p>03/10/12</text:p>
          </table:table-cell>
          <table:table-cell office:value-type="date" office:date-value="2012-10-04T00:00:00" table:style-name="ce8">
            <text:p>04/10/12</text:p>
          </table:table-cell>
          <table:table-cell office:value-type="date" office:date-value="2012-10-05T00:00:00" table:style-name="ce8">
            <text:p>05/10/12</text:p>
          </table:table-cell>
          <table:table-cell office:value-type="date" office:date-value="2012-10-06T00:00:00" table:style-name="ce8">
            <text:p>06/10/12</text:p>
          </table:table-cell>
          <table:table-cell office:value-type="date" office:date-value="2012-10-07T00:00:00" table:style-name="ce8">
            <text:p>07/10/12</text:p>
          </table:table-cell>
          <table:table-cell office:value-type="date" office:date-value="2012-10-08T00:00:00" table:style-name="ce8">
            <text:p>08/10/12</text:p>
          </table:table-cell>
          <table:table-cell office:value-type="date" office:date-value="2012-10-09T00:00:00" table:style-name="ce8">
            <text:p>09/10/12</text:p>
          </table:table-cell>
          <table:table-cell office:value-type="date" office:date-value="2012-10-10T00:00:00" table:style-name="ce8">
            <text:p>10/10/12</text:p>
          </table:table-cell>
          <table:table-cell table:number-columns-repeated="16364" table:style-name="ce9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Update Solar Panel Class with efficiency loss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Update Inverter Class with efficiency loss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3" table:style-name="ce10">
            <text:p>3</text:p>
          </table:table-cell>
          <table:table-cell office:value-type="string" table:style-name="ce6">
            <text:p>Update Unit tests for Solar Panel Class for new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4" table:style-name="ce10">
            <text:p>4</text:p>
          </table:table-cell>
          <table:table-cell office:value-type="string" table:style-name="ce6">
            <text:p>Update Unit tests for Inverter Class for new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5" table:style-name="ce10">
            <text:p>5</text:p>
          </table:table-cell>
          <table:table-cell office:value-type="string" table:style-name="ce6">
            <text:p>Update calculation engine in GAE to account for efficiency loss on Solar Panels and Inverters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Michael</text:p>
          </table:table-cell>
          <table:table-cell office:value-type="float" office:value="2" table:style-name="ce10">
            <text:p>2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6" table:style-name="ce10">
            <text:p>6</text:p>
          </table:table-cell>
          <table:table-cell office:value-type="string" table:style-name="ce6">
            <text:p>Update Unit Tests for calculation engine in GAE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7" table:style-name="ce10">
            <text:p>7</text:p>
          </table:table-cell>
          <table:table-cell office:value-type="string" table:style-name="ce6">
            <text:p>Update Results Pane in Desktop to include efficiency loss rows for equipment. (tabulated information pane).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Michael</text:p>
          </table:table-cell>
          <table:table-cell office:value-type="float" office:value="3" table:style-name="ce10">
            <text:p>3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8" table:style-name="ce10">
            <text:p>8</text:p>
          </table:table-cell>
          <table:table-cell office:value-type="string" table:style-name="ce6">
            <text:p>Update Unit Tests to ensure this informtion is displayed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Michael</text:p>
          </table:table-cell>
          <table:table-cell office:value-type="float" office:value="2" table:style-name="ce10">
            <text:p>2</text:p>
          </table:table-cell>
          <table:table-cell table:number-columns-repeated="16378" table:style-name="ce10"/>
        </table:table-row>
        <table:table-row table:style-name="ro4">
          <table:table-cell office:value-type="float" office:value="13" table:style-name="ce11">
            <text:p>13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Create Tariff Class to hold tariff information.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Alex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table:number-columns-repeated="10" table:style-name="ce11"/>
          <table:table-cell table:number-columns-repeated="16364" table:style-name="ce10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Create Unit Tests for Class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Create Webservice for Tariff Rate lookup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Create Datastore object to hold tariff information on GAE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Create Unit Tests for Datastore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1" table:style-name="ce12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Create Unit Tests for Webservice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1" table:style-name="ce12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Create Unit Tests for Webservice Client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Create UI elements to select predefined tariffs, including fetching from webservice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1" table:style-name="ce12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9" table:style-name="ce12">
            <text:p>9</text:p>
          </table:table-cell>
          <table:table-cell office:value-type="string" table:style-name="ce12">
            <text:p>Create Unit Tests for UI elements to perform search and field population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1" table:style-name="ce12"/>
          <table:table-cell table:number-columns-repeated="16364"/>
        </table:table-row>
        <table:table-row table:style-name="ro4">
          <table:table-cell office:value-type="float" office:value="13" table:style-name="ce13">
            <text:p>13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Research Tariff rates for each state in Australia, and input into GAE.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Alex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0</text:p>
          </table:table-cell>
          <table:table-cell table:number-columns-repeated="10" table:style-name="ce13"/>
          <table:table-cell table:number-columns-repeated="16364"/>
        </table:table-row>
        <table:table-row table:style-name="ro4">
          <table:table-cell office:value-type="float" office:value="14" table:style-name="ce10">
            <text:p>14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Update calculation engine in GAE to output power generation figures into the returned results.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number-columns-repeated="14" table:style-name="ce10"/>
          <table:table-cell table:number-columns-repeated="16364"/>
        </table:table-row>
        <table:table-row table:style-name="ro4">
          <table:table-cell office:value-type="float" office:value="14" table:style-name="ce10">
            <text:p>14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Update Unit Tests for calculation engine in GAE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number-columns-repeated="14" table:style-name="ce10"/>
          <table:table-cell table:number-columns-repeated="16364"/>
        </table:table-row>
        <table:table-row table:style-name="ro4">
          <table:table-cell office:value-type="float" office:value="14" table:style-name="ce10">
            <text:p>14</text:p>
          </table:table-cell>
          <table:table-cell office:value-type="float" office:value="3" table:style-name="ce10">
            <text:p>3</text:p>
          </table:table-cell>
          <table:table-cell office:value-type="string" table:style-name="ce6">
            <text:p>Update Results Pane in Desktop to include output power generation row. (tabulated information pane).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number-columns-repeated="14" table:style-name="ce10"/>
          <table:table-cell table:number-columns-repeated="16364"/>
        </table:table-row>
        <table:table-row table:style-name="ro4">
          <table:table-cell office:value-type="float" office:value="14" table:style-name="ce10">
            <text:p>14</text:p>
          </table:table-cell>
          <table:table-cell office:value-type="float" office:value="4" table:style-name="ce10">
            <text:p>4</text:p>
          </table:table-cell>
          <table:table-cell office:value-type="string" table:style-name="ce6">
            <text:p>Update Unit Tests to ensure this informtion is displayed.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number-columns-repeated="14" table:style-name="ce10"/>
          <table:table-cell table:number-columns-repeated="16364"/>
        </table:table-row>
        <table:table-row table:style-name="ro4">
          <table:table-cell office:value-type="float" office:value="27" table:style-name="ce11">
            <text:p>2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Determine math formulae for the number of hours per day by month based on location on earth.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14" table:style-name="ce11"/>
          <table:table-cell table:number-columns-repeated="16364"/>
        </table:table-row>
        <table:table-row table:style-name="ro4">
          <table:table-cell office:value-type="float" office:value="27" table:style-name="ce12">
            <text:p>27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Update calculation engine in GAE to account for daylight hours in each month.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14" table:style-name="ce12"/>
          <table:table-cell table:number-columns-repeated="16364"/>
        </table:table-row>
        <table:table-row table:style-name="ro2">
          <table:table-cell office:value-type="float" office:value="27" table:style-name="ce13">
            <text:p>27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Update Unit Tests for calculation engine in GAE</text:p>
          </table:table-cell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3" table:style-name="ce13">
            <text:p>3</text:p>
          </table:table-cell>
          <table:table-cell table:number-columns-repeated="14" table:style-name="ce13"/>
          <table:table-cell table:number-columns-repeated="1636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Create Activity Pages based on the Desktop Wizard Workflow. (Skeleton Pages, with working navigation). (Note: Equivalent to Wizard Class in desktop)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Darran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table:number-columns-repeated="10" table:style-name="ce10"/>
          <table:table-cell table:number-columns-repeated="1636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Create/Implement Solar Setup Description Pane (Note: Equivalent to WizardSetupDescription Class in desktop)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Darran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0" table:style-name="ce10"/>
          <table:table-cell table:number-columns-repeated="1636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3" table:style-name="ce10">
            <text:p>3</text:p>
          </table:table-cell>
          <table:table-cell office:value-type="string" table:style-name="ce6">
            <text:p>Create/Implement User Costs Pane (Note: Equivalent to WizardUserCosts Class in desktop)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Darran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0" table:style-name="ce10"/>
          <table:table-cell table:number-columns-repeated="1636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4" table:style-name="ce10">
            <text:p>4</text:p>
          </table:table-cell>
          <table:table-cell office:value-type="string" table:style-name="ce6">
            <text:p>Create/Implement Setup Electrical Pane (Note: Equivalent to WizardSetupElectrical Class in desktop)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Darran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1" table:style-name="ce10"/>
          <table:table-cell table:number-columns-repeated="1636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5" table:style-name="ce10">
            <text:p>5</text:p>
          </table:table-cell>
          <table:table-cell office:value-type="string" table:style-name="ce6">
            <text:p>Create/Implement Solar Panel Configuration Pane (Note: Equivalent to WizardSolarPanels Class in desktop)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Darran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1" table:style-name="ce10"/>
          <table:table-cell table:number-columns-repeated="1636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6" table:style-name="ce10">
            <text:p>6</text:p>
          </table:table-cell>
          <table:table-cell office:value-type="string" table:style-name="ce6">
            <text:p>Create/Implement Solar Setup Confirmation Pane (Note: Equivalent to WizardSetupConfirmation Class in desktop)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Darran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1" table:style-name="ce10"/>
          <table:table-cell table:number-columns-repeated="1636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7" table:style-name="ce10">
            <text:p>7</text:p>
          </table:table-cell>
          <table:table-cell office:value-type="string" table:style-name="ce6">
            <text:p>Create/Implement Solar Results Pane (Note: Equivalent to WizardResults Class in desktop)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Darran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table:number-columns-repeated="11" table:style-name="ce10"/>
          <table:table-cell table:number-columns-repeated="1636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8" table:style-name="ce10">
            <text:p>8</text:p>
          </table:table-cell>
          <table:table-cell office:value-type="string" table:style-name="ce6">
            <text:p>Create/Implement Solar Finish Pane (Note: Equivalent to WizardFinish Class in desktop)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Darran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1" table:style-name="ce10"/>
          <table:table-cell table:number-columns-repeated="16364"/>
        </table:table-row>
        <table:table-row table:style-name="ro2">
          <table:table-cell office:value-type="float" office:value="22" table:style-name="ce14">
            <text:p>22</text:p>
          </table:table-cell>
          <table:table-cell office:value-type="float" office:value="9" table:style-name="ce14">
            <text:p>9</text:p>
          </table:table-cell>
          <table:table-cell office:value-type="string" table:style-name="ce15">
            <text:p>Create Unit Tests for UI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Darran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table:number-columns-repeated="11" table:style-name="ce14"/>
          <table:table-cell table:number-columns-repeated="16364"/>
        </table:table-row>
        <table:table-row table:number-rows-repeated="2" table:style-name="ro2">
          <table:table-cell table:number-columns-repeated="16384" table:style-name="ce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9"/>
          <table:table-cell office:value-type="string" table:style-name="ce16">
            <text:p>Total Hours Remaining</text:p>
          </table:table-cell>
          <table:table-cell office:value-type="float" office:value="73" table:style-name="ce9">
            <text:p>73</text:p>
          </table:table-cell>
          <table:table-cell table:style-name="ce16"/>
          <table:table-cell office:value-type="float" office:value="73" table:style-name="ce9">
            <text:p>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2">
          <table:table-cell table:number-columns-repeated="2" table:style-name="ce9"/>
          <table:table-cell office:value-type="string" table:style-name="ce16">
            <text:p>Tasks Completed</text:p>
          </table:table-cell>
          <table:table-cell table:style-name="ce9"/>
          <table:table-cell table:style-name="ce16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2">
          <table:table-cell table:number-columns-repeated="2" table:style-name="ce9"/>
          <table:table-cell office:value-type="string" table:style-name="ce16">
            <text:p>Tasks Remaining</text:p>
          </table:table-cell>
          <table:table-cell table:style-name="ce9"/>
          <table:table-cell table:style-name="ce16"/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table:number-columns-repeated="16364" table:style-name="ce16"/>
        </table:table-row>
        <table:table-row table:style-name="ro2">
          <table:table-cell table:number-columns-repeated="2" table:style-name="ce9"/>
          <table:table-cell office:value-type="string" table:style-name="ce16">
            <text:p>Ideal Burndown</text:p>
          </table:table-cell>
          <table:table-cell table:style-name="ce9"/>
          <table:table-cell table:style-name="ce16"/>
          <table:table-cell office:value-type="float" office:value="73" table:style-name="ce9">
            <text:p>73</text:p>
          </table:table-cell>
          <table:table-cell office:value-type="float" office:value="67.785714285714306" table:style-name="ce9">
            <text:p>67.78571429</text:p>
          </table:table-cell>
          <table:table-cell office:value-type="float" office:value="62.571428571428598" table:style-name="ce9">
            <text:p>62.57142857</text:p>
          </table:table-cell>
          <table:table-cell office:value-type="float" office:value="57.357142857142897" table:style-name="ce9">
            <text:p>57.35714286</text:p>
          </table:table-cell>
          <table:table-cell office:value-type="float" office:value="52.142857142857103" table:style-name="ce9">
            <text:p>52.14285714</text:p>
          </table:table-cell>
          <table:table-cell office:value-type="float" office:value="46.928571428571402" table:style-name="ce9">
            <text:p>46.92857143</text:p>
          </table:table-cell>
          <table:table-cell office:value-type="float" office:value="41.714285714285701" table:style-name="ce9">
            <text:p>41.71428571</text:p>
          </table:table-cell>
          <table:table-cell office:value-type="float" office:value="36.5" table:style-name="ce9">
            <text:p>36.5</text:p>
          </table:table-cell>
          <table:table-cell office:value-type="float" office:value="31.285714285714299" table:style-name="ce9">
            <text:p>31.28571429</text:p>
          </table:table-cell>
          <table:table-cell office:value-type="float" office:value="26.071428571428601" table:style-name="ce9">
            <text:p>26.07142857</text:p>
          </table:table-cell>
          <table:table-cell office:value-type="float" office:value="20.8571428571429" table:style-name="ce9">
            <text:p>20.85714286</text:p>
          </table:table-cell>
          <table:table-cell office:value-type="float" office:value="15.6428571428571" table:style-name="ce9">
            <text:p>15.64285714</text:p>
          </table:table-cell>
          <table:table-cell office:value-type="float" office:value="10.4285714285714" table:style-name="ce9">
            <text:p>10.42857143</text:p>
          </table:table-cell>
          <table:table-cell office:value-type="float" office:value="5.21428571428571" table:style-name="ce9">
            <text:p>5.214285714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2">
          <table:table-cell table:number-columns-repeated="2" table:style-name="ce9"/>
          <table:table-cell office:value-type="string" table:style-name="ce16">
            <text:p>Day</text:p>
          </table:table-cell>
          <table:table-cell table:style-name="ce9"/>
          <table:table-cell table:style-name="ce16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16"/>
        </table:table-row>
        <table:table-row table:number-rows-repeated="1048531" table:style-name="ro2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09-30T01:06:59Z</dc:date>
    <meta:editing-cycles>56</meta:editing-cycles>
    <meta:editing-duration>PT1354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5118110236pt" chart:style-name="Crt0">
        <chart:title svg:x="549.7794488188976pt" svg:y="15.27874015748031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3.80157480314961pt" svg:y="95.15897637795275pt" svg:width="932.4pt" svg:height="431.6881102362205pt" chart:style-name="Plt0">
          <chart:axis chart:dimension="y" chart:name="primary-y" chart:style-name="Axs0">
            <chart:title svg:x="12.75590551181102pt" svg:y="321.9590551181103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21968503937pt" svg:y="538.2140944881889pt" chart:style-name="AT01">
              <text:p text:style-name="a2" text:class-names="" text:cond-style-name="">Day</text:p>
            </chart:title>
          </chart:axis>
          <chart:series chart:label-cell-address="Sheet1.$C$42" chart:values-cell-range-address="Sheet1.$F$42:.$T$42" chart:class="chart:bar" chart:attached-axis="primary-y" chart:style-name="G0S0">
            <chart:data-point chart:repeated="15"/>
          </chart:series>
          <chart:series chart:label-cell-address="Sheet1.$C$41" chart:values-cell-range-address="Sheet1.$F$41:.$T$41" chart:class="chart:line" chart:attached-axis="primary-y" chart:style-name="G1S0">
            <chart:data-point chart:repeated="15"/>
          </chart:series>
          <chart:series chart:label-cell-address="Sheet1.$C$43" chart:values-cell-range-address="Sheet1.$F$43:.$T$43" chart:class="chart:line" chart:attached-axis="primary-y" chart:style-name="G1S1">
            <chart:data-point chart:repeated="15"/>
          </chart:series>
          <chart:series chart:label-cell-address="Sheet1.$C$44" chart:values-cell-range-address="Sheet1.$F$44:.$T$44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